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8.999cm" fo:margin-left="0cm" table:align="left"/>
    </style:style>
    <style:style style:name="Таблица2.A" style:family="table-column">
      <style:table-column-properties style:column-width="2.997cm"/>
    </style:style>
    <style:style style:name="Таблица2.B" style:family="table-column">
      <style:table-column-properties style:column-width="3cm"/>
    </style:style>
    <style:style style:name="Таблица2.C" style:family="table-column">
      <style:table-column-properties style:column-width="3.00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none" fo:border-right="none" fo:border-top="0.05pt solid #000000" fo:border-bottom="0.05pt solid #000000"/>
    </style:style>
    <style:style style:name="Таблица2.C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" style:family="table">
      <style:table-properties style:width="7.5cm" table:align="left" style:shadow="none"/>
    </style:style>
    <style:style style:name="Таблица1.A" style:family="table-column">
      <style:table-column-properties style:column-width="7.5cm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Droid Sans" fo:font-size="6pt" officeooo:rsid="0015b133" officeooo:paragraph-rsid="0015b133" style:font-size-asian="6pt" style:font-size-complex="6pt"/>
    </style:style>
    <style:style style:name="P2" style:family="paragraph" style:parent-style-name="Table_20_Contents">
      <style:text-properties style:font-name="Droid Sans" fo:font-size="6pt" officeooo:rsid="00162933" officeooo:paragraph-rsid="00162933" style:font-size-asian="6pt" style:font-size-complex="6pt"/>
    </style:style>
    <style:style style:name="P3" style:family="paragraph" style:parent-style-name="Table_20_Contents">
      <style:text-properties style:font-name="Droid Sans" fo:font-size="6pt" officeooo:rsid="0015b133" officeooo:paragraph-rsid="0015b133" style:font-size-asian="6pt" style:font-size-complex="6pt"/>
    </style:style>
    <style:style style:name="P4" style:family="paragraph" style:parent-style-name="Table_20_Contents">
      <style:text-properties style:font-name="Droid Sans" fo:font-size="6pt" officeooo:rsid="0015b133" officeooo:paragraph-rsid="00162933" style:font-size-asian="6pt" style:font-size-complex="6pt"/>
    </style:style>
    <style:style style:name="P5" style:family="paragraph" style:parent-style-name="Table_20_Contents">
      <style:text-properties style:font-name="Droid Sans" fo:font-size="6pt" officeooo:rsid="001922cf" officeooo:paragraph-rsid="001922cf" style:font-size-asian="6pt" style:font-size-complex="6pt"/>
    </style:style>
    <style:style style:name="T1" style:family="text">
      <style:text-properties officeooo:rsid="00162933"/>
    </style:style>
    <style:style style:name="T2" style:family="text">
      <style:text-properties officeooo:rsid="00169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  <text:p text:style-name="P1"><text:s text:c="2"/>Pro Mini serial:</text:p>
            <text:p text:style-name="P1"><text:s text:c="2"/></text:p>
            <text:p text:style-name="P1"><text:s text:c="2"/>1 – NC</text:p>
            <text:p text:style-name="P1"><text:s text:c="2"/>2 – GND</text:p>
            <text:p text:style-name="P1"><text:s text:c="2"/>3 – NC</text:p>
            <text:p text:style-name="P1"><text:s text:c="2"/>4 – RX</text:p>
            <text:p text:style-name="P1"><text:s text:c="2"/>5 – TX</text:p>
            <text:p text:style-name="P1"><text:s text:c="2"/>6 – DTR</text:p>
            <text:p text:style-name="P1"/>
          </table:table-cell>
          <table:table-cell table:style-name="Таблица2.B1" office:value-type="string">
            <text:p text:style-name="P3"/>
            <text:p text:style-name="P3"><text:s text:c="2"/>Телефон:</text:p>
            <text:p text:style-name="P3"/>
            <text:p text:style-name="P3"><text:s text:c="2"/>«З» – масса</text:p>
            <text:p text:style-name="P3"><text:s text:c="2"/>«Л1» – питание <text:span text:style-name="T1">12В</text:span></text:p>
            <text:p text:style-name="P3"><text:s text:c="2"/>«Л2» – выход на замок 12В</text:p>
            <text:p text:style-name="P3"><text:s text:c="2"/></text:p>
            <text:p text:style-name="P2"><text:s text:c="2"/><text:span text:style-name="T2">Т</text:span>ок телефона 0.5А</text:p>
            <text:p text:style-name="P2"><text:s text:c="2"/>Ток замка не более 1А</text:p>
          </table:table-cell>
          <table:table-cell table:style-name="Таблица2.C1" office:value-type="string">
            <text:p text:style-name="P4"/>
            <text:p text:style-name="P4"><text:s text:c="2"/>Pro Mini pinout:</text:p>
            <text:p text:style-name="P4"><text:s text:c="2"/></text:p>
            <text:p text:style-name="P4"><text:s text:c="2"/>3 – поворот диска </text:p>
            <text:p text:style-name="P4"><text:s text:c="2"/>4 – импульсы диска</text:p>
            <text:p text:style-name="P4"><text:s text:c="2"/>5 – выход на динамик</text:p>
            <text:p text:style-name="P4"><text:s text:c="2"/>6 – выход на реле</text:p>
            <text:p text:style-name="P4"><text:s text:c="2"/>7 – выход на звон<text:span text:style-name="T1">ок</text:span> 1</text:p>
            <text:p text:style-name="P4"><text:s text:c="2"/>8 – выход на звон<text:span text:style-name="T1">ок</text:span> 2</text:p>
          </table:table-cell>
        </table:table-row>
      </table:table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Для смены пароля поверните диск набора номера и снимите трубку.</text:p>
            <text:p text:style-name="P5">Удерживайте диск набора номера около 30 секунд до звукового сигнала.</text:p>
            <text:p text:style-name="P5">Отпустите диск и наберите любые четыре цифры. Пароль задан!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1:41:05.566079989</meta:creation-date>
    <meta:print-date>2015-12-23T12:29:51.088229541</meta:print-date>
    <dc:date>2015-12-23T20:39:08.455495021</dc:date>
    <meta:editing-duration>PT27M22S</meta:editing-duration>
    <meta:editing-cycles>3</meta:editing-cycles>
    <meta:generator>LibreOffice/4.2.8.2$Linux_x86 LibreOffice_project/420m0$Build-2</meta:generator>
    <meta:document-statistic meta:table-count="2" meta:image-count="0" meta:object-count="0" meta:page-count="1" meta:paragraph-count="26" meta:word-count="90" meta:character-count="521" meta:non-whitespace-character-count="392"/>
  </office:meta>
</office:document-meta>
</file>